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8431in" fo:margin-left="-0.075in" fo:margin-top="0in" fo:margin-bottom="0in" table:align="left" style:writing-mode="lr-tb" table:border-model="collapsing"/>
    </style:style>
    <style:style style:name="Table1.A" style:family="table-column">
      <style:table-column-properties style:column-width="3.0188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diagonal-bl-tr="0pt none #000000" style:diagonal-tl-br="0pt none #000000" calligra:specialborder-bottom="none" calligra:specialborder-left="none" calligra:specialborder-right="none" calligra:specialborder-top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diagonal-bl-tr="0pt none #000000" style:diagonal-tl-br="0pt none #000000" calligra:specialborder-bottom="solid" calligra:specialborder-left="none" calligra:specialborder-right="none" calligra:specialborder-top="none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diagonal-bl-tr="0pt none #000000" style:diagonal-tl-br="0pt none #000000" calligra:specialborder-bottom="solid" calligra:specialborder-left="none" calligra:specialborder-right="none" calligra:specialborder-top="solid" style:writing-mode="lr-tb"/>
    </style:style>
    <style:style style:name="Table2" style:family="table">
      <style:table-properties style:width="6.4354in" table:align="left" table:border-model="collapsing"/>
    </style:style>
    <style:style style:name="Table2.A" style:family="table-column">
      <style:table-column-properties style:column-width="0.6208in"/>
    </style:style>
    <style:style style:name="Table2.B" style:family="table-column">
      <style:table-column-properties style:column-width="3.6903in"/>
    </style:style>
    <style:style style:name="Table2.C" style:family="table-column">
      <style:table-column-properties style:column-width="2.1243in"/>
    </style:style>
    <style:style style:name="Table2.1" style:family="table-row">
      <style:table-row-properties style:min-row-height="0.3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 style:diagonal-bl-tr="0pt none #000000" style:diagonal-tl-br="0pt none #000000" calligra:specialborder-bottom="solid" calligra:specialborder-left="solid" calligra:specialborder-right="none" calligra:specialborder-top="solid"/>
    </style:style>
    <style:style style:name="Table2.A2" style:family="table-cell">
      <style:table-cell-properties fo:padding="0.0382in" fo:border-left="0.05pt solid #000000" fo:border-right="none" fo:border-top="none" fo:border-bottom="0.05pt solid #000000" style:diagonal-bl-tr="0pt none #000000" style:diagonal-tl-br="0pt none #000000" calligra:specialborder-bottom="solid" calligra:specialborder-left="solid" calligra:specialborder-right="none" calligra:specialborder-top="none"/>
    </style:style>
    <style:style style:name="P1" style:family="paragraph" style:parent-style-name="Footer" style:master-page-name="">
      <style:paragraph-properties fo:margin-left="0in" fo:margin-right="0in" fo:line-height="150%" fo:text-align="end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style style:name="P2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style style:name="P3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fo:font-weight="normal" style:letter-kerning="true" fo:hyphenate="false" fo:hyphenation-remain-char-count="2" fo:hyphenation-push-char-count="2"/>
    </style:style>
    <style:style style:name="P4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5" style:family="paragraph" style:parent-style-name="Text_20_body">
      <style:paragraph-properties fo:margin-left="0in" fo:margin-right="0in" fo:keep-together="auto" fo:orphans="2" fo:widows="2" fo:hyphenation-ladder-count="no-limit" fo:text-indent="0.4925in" style:auto-text-indent="false" fo:break-before="auto" fo:break-after="auto" fo:padding="0in" fo:border="none" fo:keep-with-next="auto" style:text-autospace="ideograph-alpha" style:punctuation-wrap="hanging" style:line-break="strict" style:writing-mode="lr-tb"/>
      <style:text-properties fo:color="#000000" style:font-name="Times New Roman1" fo:font-size="12pt" fo:language="ru" fo:country="RU" style:letter-kerning="true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text-transform="uppercase" style:use-window-font-color="true" fo:language="ru" fo:country="RU" fo:font-weight="bold" style:letter-kerning="true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fo:font-weight="bold" style:letter-kerning="true"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color="#ff0000" fo:language="ru" fo:country="RU" style:letter-kerning="true" fo:hyphenate="false" fo:hyphenation-remain-char-count="2" fo:hyphenation-push-char-count="2"/>
    </style:style>
    <style:style style:name="P11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color="#ce181e" fo:language="ru" fo:country="RU" style:letter-kerning="true" fo:hyphenate="fals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color="#000000" fo:language="ru" fo:country="RU" style:letter-kerning="true" fo:hyphenate="false" fo:hyphenation-remain-char-count="2" fo:hyphenation-push-char-count="2"/>
    </style:style>
    <style:style style:name="P13" style:family="paragraph" style:parent-style-name="Times14_5f_РИО2" style:master-page-name="">
      <style:paragraph-properties fo:margin-left="0in" fo:margin-right="0in" fo:line-height="150%" fo:text-align="center" style:justify-single-word="false" fo:hyphenation-ladder-count="no-limit" fo:text-indent="0.5118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style:letter-kerning="true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15" style:family="paragraph" style:parent-style-name="Table_20_Contents">
      <style:paragraph-properties fo:margin-left="0in" fo:margin-right="0in" fo:line-height="15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fo:hyphenate="false" fo:hyphenation-remain-char-count="2" fo:hyphenation-push-char-count="2"/>
    </style:style>
    <style:style style:name="P16" style:family="paragraph" style:parent-style-name="Table_20_Contents">
      <style:paragraph-properties fo:margin-left="0in" fo:margin-right="0in" fo:line-height="15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7" style:family="paragraph" style:parent-style-name="Table">
      <style:paragraph-properties fo:margin-left="0in" fo:margin-right="0in" fo:orphans="2" fo:widows="2" fo:hyphenation-ladder-count="no-limit" fo:text-indent="0in" style:auto-text-indent="false" fo:keep-with-next="always" text:number-lines="false" text:line-number="0" style:text-autospace="ideograph-alpha" style:punctuation-wrap="hanging" style:line-break="strict" style:writing-mode="lr-tb"/>
      <style:text-properties style:use-window-font-color="true" style:font-name="Times New Roman" fo:language="ru" fo:country="RU" style:letter-kerning="true" fo:hyphenate="false" fo:hyphenation-remain-char-count="2" fo:hyphenation-push-char-count="2"/>
    </style:style>
    <style:style style:name="P18" style:family="paragraph" style:parent-style-name="Table_20_Contents" style:master-page-name="">
      <style:paragraph-properties fo:margin-left="0in" fo:margin-right="0in" fo:line-height="150%" fo:text-align="justify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fo:hyphenate="false" fo:hyphenation-remain-char-count="2" fo:hyphenation-push-char-count="2"/>
    </style:style>
    <style:style style:name="P19" style:family="paragraph" style:parent-style-name="Table_20_Contents" style:master-page-name="">
      <style:paragraph-properties fo:margin-left="0in" fo:margin-right="0in" fo:line-height="150%" fo:text-align="justify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20" style:family="paragraph" style:parent-style-name="Standard" style:master-page-name="First_20_Page">
      <style:paragraph-properties fo:text-align="center" style:justify-single-word="false" fo:hyphenation-ladder-count="no-limit" style:page-number="auto" style:text-autospace="ideograph-alpha" style:punctuation-wrap="hanging" style:line-break="strict" style:writing-mode="lr-tb"/>
      <style:text-properties fo:text-transform="uppercase" style:use-window-font-color="true" fo:language="ru" fo:country="RU" fo:font-weight="bold" style:letter-kerning="true" fo:hyphenate="false" fo:hyphenation-remain-char-count="2" fo:hyphenation-push-char-count="2"/>
    </style:style>
    <style:style style:name="P21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font-size="11pt" fo:language="en" fo:country="US" style:letter-kerning="true" fo:hyphenate="false" fo:hyphenation-remain-char-count="2" fo:hyphenation-push-char-count="2"/>
    </style:style>
    <style:style style:name="P22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font-name="Times New Roman" fo:font-size="14pt" fo:language="en" fo:country="US" fo:font-style="italic" fo:font-weight="bold" fo:hyphenate="false" fo:hyphenation-remain-char-count="2" fo:hyphenation-push-char-count="2"/>
    </style:style>
    <style:style style:name="P23" style:family="paragraph" style:parent-style-name="Heading_20_1">
      <style:paragraph-properties fo:margin-left="0in" fo:margin-right="0in" fo:line-height="150%" fo:orphans="2" fo:widows="2" fo:hyphenation-ladder-count="no-limit" fo:text-indent="0in" style:auto-text-indent="false" fo:break-before="pag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24" style:family="paragraph" style:parent-style-name="Heading_20_2">
      <style:paragraph-properties fo:margin-left="0in" fo:margin-right="0in" fo:line-height="150%" fo:orphans="2" fo:widows="2" fo:hyphenation-ladder-count="no-limit" fo:text-indent="0in" style:auto-text-indent="false" fo:break-before="pag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25" style:family="paragraph" style:parent-style-name="Heading_20_2">
      <style:paragraph-properties fo:margin-left="0in" fo:margin-right="0in" fo:line-height="150%" fo:orphans="2" fo:widows="2" fo:hyphenation-ladder-count="no-limit" fo:text-indent="0in" style:auto-text-indent="fals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26" style:family="paragraph" style:parent-style-name="Table_20_Contents" style:list-style-name="L1" style:master-page-name="">
      <style:paragraph-properties fo:margin-left="0in" fo:margin-right="0in" fo:line-height="150%" fo:text-align="justify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officeooo:rsid="000db5fc" officeooo:paragraph-rsid="000db5fc" style:letter-kerning="true" fo:hyphenate="false" fo:hyphenation-remain-char-count="2" fo:hyphenation-push-char-count="2"/>
    </style:style>
    <style:style style:name="P27" style:family="paragraph" style:parent-style-name="Table_20_Contents" style:list-style-name="L1" style:master-page-name="">
      <style:paragraph-properties fo:margin-left="0in" fo:margin-right="0in" fo:line-height="150%" fo:text-align="justify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officeooo:rsid="000db5fc" officeooo:paragraph-rsid="000db5fc" style:letter-kerning="true" fo:hyphenate="false" fo:hyphenation-remain-char-count="2" fo:hyphenation-push-char-count="2"/>
    </style:style>
    <style:style style:name="T1" style:family="text">
      <style:text-properties fo:text-transform="uppercase"/>
    </style:style>
    <style:style style:name="T2" style:family="text">
      <style:text-properties fo:font-weight="bold"/>
    </style:style>
    <style:style style:name="T3" style:family="text">
      <style:text-properties fo:font-weight="bold" officeooo:rsid="000e3d60"/>
    </style:style>
    <style:style style:name="T4" style:family="text">
      <style:text-properties fo:color="#000000"/>
    </style:style>
    <style:style style:name="T5" style:family="text">
      <style:text-properties fo:color="#000000" fo:font-weight="bold"/>
    </style:style>
    <style:style style:name="T6" style:family="text">
      <style:text-properties fo:font-variant="normal" fo:text-transform="none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Times New Roman" fo:font-size="14pt" fo:language="ru" fo:country="RU" fo:font-weight="bold" style:letter-kerning="true"/>
    </style:style>
    <style:style style:name="T9" style:family="text">
      <style:text-properties style:use-window-font-color="true" style:font-name="Times New Roman" fo:font-size="14pt" fo:language="ru" fo:country="RU" fo:font-weight="bold" officeooo:rsid="000e3d60" style:letter-kerning="true"/>
    </style:style>
    <style:style style:name="T10" style:family="text">
      <style:text-properties style:use-window-font-color="true" style:font-name="Times New Roman" fo:font-size="14pt" fo:language="ru" fo:country="RU" style:letter-kerning="true"/>
    </style:style>
    <style:style style:name="T11" style:family="text">
      <style:text-properties style:use-window-font-color="true" fo:language="en" fo:country="US" fo:font-weight="bold"/>
    </style:style>
    <style:style style:name="T12" style:family="text">
      <style:text-properties style:use-window-font-color="true" fo:language="en" fo:country="US" fo:font-weight="bold" officeooo:rsid="000db5fc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style:text-underline-mode="continuous" style:text-overline-mode="continuous" style:text-line-through-mode="continuous" fo:background-color="transparent" loext:char-shading-value="0" style:text-scale="100%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Times New Roman" fo:font-size="14pt" fo:letter-spacing="normal" fo:font-style="italic" style:text-underline-style="none" fo:font-weight="bold" officeooo:rsid="000db5fc" style:text-underline-mode="continuous" style:text-overline-mode="continuous" style:text-line-through-mode="continuous" fo:background-color="transparent" loext:char-shading-value="0" style:text-scale="100%"/>
    </style:style>
    <style:style style:name="T15" style:family="text">
      <style:text-properties fo:font-style="italic" fo:font-weight="bold" officeooo:rsid="000db5fc"/>
    </style:style>
    <style:style style:name="T16" style:family="text">
      <style:text-properties fo:font-weight="normal"/>
    </style:style>
    <style:style style:name="T17" style:family="text">
      <style:text-properties officeooo:rsid="000db5fc"/>
    </style:style>
    <style:style style:name="T18" style:family="text">
      <style:text-properties officeooo:rsid="000e3d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7">Кафедра МО ЭВМ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Book_20_Title"><text:span text:style-name="T1">отчет</text:span></text:span></text:p>
      <text:p text:style-name="P7">по лабораторной работе №<text:span text:style-name="T17">1</text:span></text:p>
      <text:p text:style-name="P8"><text:span text:style-name="T2">по дисциплине </text:span><text:span text:style-name="T5">«Программирование»</text:span></text:p>
      <text:p text:style-name="P8"><text:span text:style-name="Book_20_Title"><text:span text:style-name="T6">Тема: «Регулярные выражения»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Студент гр. 9383</text:p>
          </table:table-cell>
          <table:table-cell table:style-name="Table1.B1" office:value-type="string">
            <text:p text:style-name="P14"/>
          </table:table-cell>
          <table:table-cell table:style-name="Table1.A1" office:value-type="string">
            <text:p text:style-name="P10"><text:s/><text:span text:style-name="T4">Ноздрин В.В.</text:span></text:p>
          </table:table-cell>
        </table:table-row>
        <table:table-row table:style-name="Table1.1">
          <table:table-cell table:style-name="Table1.A1" office:value-type="string">
            <text:p text:style-name="P9">Преподаватель</text:p>
          </table:table-cell>
          <table:table-cell table:style-name="Table1.B2" office:value-type="string">
            <text:p text:style-name="P14"/>
          </table:table-cell>
          <table:table-cell table:style-name="Table1.A1" office:value-type="string">
            <text:p text:style-name="P12">Размочаева Н.В.</text:p>
          </table:table-cell>
        </table:table-row>
      </table:table>
      <text:p text:style-name="P8"/>
      <text:p text:style-name="P8"/>
      <text:p text:style-name="P8">Санкт-Петербург</text:p>
      <text:p text:style-name="P8">20<text:span text:style-name="T17">20</text:span></text:p>
      <text:h text:style-name="P24" text:outline-level="2">Цель работы.</text:h>
      <text:p text:style-name="P5"><text:span text:style-name="T13">Научиться работать с утилитой регулярными выражениями и библиотекой </text:span><text:span text:style-name="T14">regex.h</text:span><text:span text:style-name="T13">.</text:span></text:p>
      <text:h text:style-name="P25" text:outline-level="2">Задание.</text:h>
      <text:p text:style-name="P9">Вариант 2</text:p>
      <text:p text:style-name="P9">На вход программе подается текст, представляющий собой набор предложений с новой строки. Текст заканчивается предложением "Fin." В тексте могут встречаться примеры запуска программ в командной строке Linux. Требуется, используя регулярные выражения, найти только примеры команд в оболочке суперпользователя и вывести на экран пары &lt;имя пользователя&gt; - &lt;имя_команды&gt;. Если предложение содержит какой-то пример команды, то гарантируется, что после нее будет символ переноса строки.</text:p>
      <text:p text:style-name="P9">Примеры имеют слеующий вид:</text:p>
      <text:p text:style-name="P9">Сначала идет имя пользователя, состоящее из букв, цифр и символа _</text:p>
      <text:p text:style-name="P9">Символ @</text:p>
      <text:p text:style-name="P9">Имя компьютера, состоящее из букв, цифр, символов _ и -</text:p>
      <text:p text:style-name="P9">Символ : и ~</text:p>
      <text:p text:style-name="P9">Символ $, если команда запущена в оболочке пользователя и #, если в оболочке суперпользователя. При этом между двоеточием, тильдой и $ или # могут быть пробелы.</text:p>
      <text:p text:style-name="P9">Пробел</text:p>
      <text:p text:style-name="P9">Сама команда и символ переноса строки.</text:p>
      <text:h text:style-name="P25" text:outline-level="2">Выполнение работы.</text:h>
      <text:p text:style-name="P2">Переменные:</text:p>
      <text:p text:style-name="P4"><text:span text:style-name="T8">t</text:span><text:span text:style-name="T9">ext</text:span><text:span text:style-name="T10"> - переменная типа char**, для хранения введенных данных</text:span></text:p>
      <text:p text:style-name="P2"><text:span text:style-name="T3">sentence</text:span> - переменная типа char*, для считывания данных построчно</text:p>
      <text:p text:style-name="P2"><text:span text:style-name="T2">regexString</text:span> - переменная типа <text:span text:style-name="T18">char*</text:span>, которая хронит регулярное выражение</text:p>
      <text:p text:style-name="P22"/>
      <text:p text:style-name="P9"><text:soft-page-break/>Разработанный программный код и см. в приложении А.</text:p>
      <text:h text:style-name="P25" text:outline-level="2">Тестирование.</text:h>
      <text:p text:style-name="P3">Результаты тестирования представлены в табл. 1.</text:p>
      <text:p text:style-name="P17">Таблица <text:s/>– Результаты тестирования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№ п/п</text:p>
          </table:table-cell>
          <table:table-cell table:style-name="Table2.A1" office:value-type="string">
            <text:p text:style-name="P18">Входные данные</text:p>
          </table:table-cell>
          <table:table-cell table:style-name="Table2.A1" office:value-type="string">
            <text:p text:style-name="P18">Выходные данные</text:p>
          </table:table-cell>
        </table:table-row>
        <table:table-row>
          <table:table-cell table:style-name="Table2.A2" office:value-type="string">
            <text:list xml:id="list1696323882" text:style-name="L1">
              <text:list-header>
                <text:p text:style-name="P26">1</text:p>
              </text:list-header>
            </text:list>
          </table:table-cell>
          <table:table-cell table:style-name="Table2.A2" office:value-type="string">
            <text:p text:style-name="P19">Run docker container: kot@kot-ThinkPad:~$ docker run -d --name stepik stepik/challenge-avr:latest</text:p>
            <text:p text:style-name="P16">You can get into running /bin/bash command in interactive mode: kot@kot-ThinkPad:~$ docker exec -it stepik "/bin/bash"</text:p>
            <text:p text:style-name="P16">Switch user: su &lt;user&gt;: root@84628200cd19: ~ # su box</text:p>
            <text:p text:style-name="P16">box@84628200cd19: ~ $ ^C</text:p>
            <text:p text:style-name="P16">Exit from box: box@5718c87efaa7: ~ $ exit</text:p>
            <text:p text:style-name="P16">exit from container: root@5718c87efaa7: ~ # exit</text:p>
            <text:p text:style-name="P16">kot@kot-ThinkPad:~$ ^C</text:p>
            <text:p text:style-name="P16">Fin.</text:p>
          </table:table-cell>
          <table:table-cell table:style-name="Table2.A2" office:value-type="string">
            <text:p text:style-name="P18">root - su box</text:p>
            <text:p text:style-name="P15">root - exit</text:p>
          </table:table-cell>
        </table:table-row>
        <table:table-row>
          <table:table-cell table:style-name="Table2.A2" office:value-type="string">
            <text:list xml:id="list1102281206047" text:continue-numbering="true" text:style-name="L1">
              <text:list-header>
                <text:p text:style-name="P27">2</text:p>
              </text:list-header>
            </text:list>
          </table:table-cell>
          <table:table-cell table:style-name="Table2.A2" office:value-type="string">
            <text:p text:style-name="P18">kot@kot-ThinkPad:~# docker run -d --name stepik stepik/challenge-avr:latest</text:p>
            <text:p text:style-name="P15">kot@kot-ThinkPad:~# docker exec -it stepik "/bin/bash"</text:p>
            <text:p text:style-name="P15">jq rqwrkerwkjhrwehr qwe@asd root@84628200cd19: ~ $ su box</text:p>
            <text:p text:style-name="P15">eqw q eqe box@84628200cd19: ~ # ^C</text:p>
            <text:p text:style-name="P15">@@@ box@5718c87efaa7: ~ # exit</text:p>
            <text:p text:style-name="P15">root@5718c87efaa7: ~ $ exit</text:p>
            <text:p text:style-name="P15">kot@kot-ThinkPad:~# ^C</text:p>
            <text:p text:style-name="P15">Fin.</text:p>
          </table:table-cell>
          <table:table-cell table:style-name="Table2.A2" office:value-type="string">
            <text:p text:style-name="P18">kot - docker run -d --name stepik stepik/challenge-avr:latest</text:p>
            <text:p text:style-name="P15">kot - docker exec -it stepik "/bin/bash"</text:p>
            <text:p text:style-name="P15">box - ^C</text:p>
            <text:p text:style-name="P15">box - exit</text:p>
            <text:p text:style-name="P15">kot - ^C</text:p>
          </table:table-cell>
        </table:table-row>
      </table:table>
      <text:p text:style-name="P9"/>
      <text:h text:style-name="P25" text:outline-level="2">Вывод.</text:h>
      <text:p text:style-name="P9">Были изучены ругелярные выражения, а так же библионека <text:span text:style-name="T15">regex.h</text:span><text:span text:style-name="T16"> для работы с ними на языке Си.</text:span></text:p>
      <text:p text:style-name="P9"><text:soft-page-break/>Разработана программа, выполняющая считывание с клавиатуры исходных данных и их обработку соответственно условию задания.</text:p>
      <text:h text:style-name="P23" text:outline-level="1">Приложение А<text:line-break/>Исходный код программы</text:h>
      <text:p text:style-name="P11"><text:span text:style-name="T7">Название файла: </text:span><text:span text:style-name="T11">m</text:span><text:span text:style-name="T12">ai</text:span><text:span text:style-name="T11">n.c</text:span></text:p>
      <text:p text:style-name="P21">#include &lt;stdio.h&gt;</text:p>
      <text:p text:style-name="P21">#include &lt;stdlib.h&gt;</text:p>
      <text:p text:style-name="P21">#include &lt;string.h&gt;</text:p>
      <text:p text:style-name="P21">#include &lt;regex.h&gt;</text:p>
      <text:p text:style-name="P21"/>
      <text:p text:style-name="P21">int main () {</text:p>
      <text:p text:style-name="P21"><text:s text:c="4"/>char **text = NULL;</text:p>
      <text:p text:style-name="P21"><text:s text:c="4"/>int text_length = 0, text_buffer_size = 0;</text:p>
      <text:p text:style-name="P21"><text:s text:c="4"/>char *sentence = NULL;</text:p>
      <text:p text:style-name="P21"><text:s text:c="4"/>int sentence_length = 0, sentence_buffer_size = 0;</text:p>
      <text:p text:style-name="P21"><text:s text:c="4"/>char c;</text:p>
      <text:p text:style-name="P21"><text:s text:c="4"/>/* read a text */</text:p>
      <text:p text:style-name="P21"><text:s text:c="4"/>do {</text:p>
      <text:p text:style-name="P21"><text:s text:c="8"/>/* alloc or realloc memory for the text (char* array) */</text:p>
      <text:p text:style-name="P21"><text:s text:c="8"/>if (text_length + 2 &gt;= text_buffer_size) {</text:p>
      <text:p text:style-name="P21"><text:s text:c="12"/>text_buffer_size += 16;</text:p>
      <text:p text:style-name="P21"><text:s text:c="12"/>char **tmp = (char**) realloc (text, sizeof(char*)*text_buffer_size);</text:p>
      <text:p text:style-name="P21"><text:s text:c="12"/>if (!tmp)</text:p>
      <text:p text:style-name="P21"><text:s text:c="16"/>break;</text:p>
      <text:p text:style-name="P21"><text:s text:c="12"/>text = tmp;</text:p>
      <text:p text:style-name="P21"><text:s text:c="8"/>}</text:p>
      <text:p text:style-name="P21"><text:s text:c="8"/></text:p>
      <text:p text:style-name="P21"><text:s text:c="8"/>/* read a sentence */</text:p>
      <text:p text:style-name="P21"><text:s text:c="8"/>sentence = NULL;</text:p>
      <text:p text:style-name="P21"><text:s text:c="8"/>sentence_length = 0; sentence_buffer_size = 0;</text:p>
      <text:p text:style-name="P21"><text:s text:c="8"/>c = getc(stdin);</text:p>
      <text:p text:style-name="P21"><text:s text:c="8"/>while (c != '\n' &amp;&amp; c != EOF) {</text:p>
      <text:p text:style-name="P21"><text:s text:c="12"/>/* alloc or realloc memory for the sentence (char array) */</text:p>
      <text:p text:style-name="P21"><text:s text:c="12"/>if (sentence_length + 2 &gt;= sentence_buffer_size) {</text:p>
      <text:p text:style-name="P21"><text:s text:c="16"/>sentence_buffer_size += 32;</text:p>
      <text:p text:style-name="P21"><text:s text:c="16"/>char *tmp_sentence = (char*) realloc (sentence, sizeof(char)*sentence_buffer_size);</text:p>
      <text:p text:style-name="P21"><text:s text:c="16"/>if (!tmp_sentence)</text:p>
      <text:p text:style-name="P21"><text:s text:c="20"/>break;</text:p>
      <text:p text:style-name="P21"><text:s text:c="16"/>sentence = tmp_sentence;</text:p>
      <text:p text:style-name="P21"><text:soft-page-break/><text:s text:c="12"/>}</text:p>
      <text:p text:style-name="P21"><text:s text:c="12"/>sentence[sentence_length++] = c;</text:p>
      <text:p text:style-name="P21"><text:s text:c="12"/>sentence[sentence_length] = '\0';</text:p>
      <text:p text:style-name="P21"><text:s text:c="12"/>c = getc(stdin);</text:p>
      <text:p text:style-name="P21"><text:s text:c="8"/>}</text:p>
      <text:p text:style-name="P21"><text:s text:c="8"/></text:p>
      <text:p text:style-name="P21"><text:s text:c="8"/>text[text_length++] = sentence;</text:p>
      <text:p text:style-name="P21"><text:s text:c="4"/>} while (strcmp ("Fin.", text[text_length-1]) != 0);</text:p>
      <text:p text:style-name="P21"><text:s text:c="4"/></text:p>
      <text:p text:style-name="P21"><text:s text:c="4"/>/* reg expr stuff shuold be placed below */</text:p>
      <text:p text:style-name="P21"><text:s text:c="4"/>char *regexString = "^(.* )?([A-Za-z0-9_]+)@([A-Za-z0-9_-]+): ?~ ?([#]) (.+)$";</text:p>
      <text:p text:style-name="P21"><text:s text:c="4"/>// Groups : <text:s text:c="9"/>/.1/ /......2....../ /.......3....../ <text:s text:c="5"/>/...4../ /........5......../ <text:s text:c="3"/>In total : 6</text:p>
      <text:p text:style-name="P21"><text:s text:c="4"/>// <text:s text:c="63"/>\\$ could be there, but I don't whant to add 'if' for this case <text:s text:c="9"/></text:p>
      <text:p text:style-name="P21"><text:s text:c="4"/>size_t maxGroups = 6;</text:p>
      <text:p text:style-name="P21"><text:s text:c="4"/></text:p>
      <text:p text:style-name="P21"><text:s text:c="4"/>regex_t regexCompiled;</text:p>
      <text:p text:style-name="P21"><text:s text:c="4"/>regmatch_t groupArray[maxGroups];</text:p>
      <text:p text:style-name="P21"><text:s text:c="4"/></text:p>
      <text:p text:style-name="P21"><text:s text:c="4"/>// Compile regular expression</text:p>
      <text:p text:style-name="P21"><text:s text:c="4"/>if (regcomp(&amp;regexCompiled, regexString, REG_EXTENDED))</text:p>
      <text:p text:style-name="P21"><text:s text:c="4"/>{</text:p>
      <text:p text:style-name="P21"><text:s text:c="8"/>printf("Regex compilation error\n");</text:p>
      <text:p text:style-name="P21"><text:s text:c="8"/>return 0;</text:p>
      <text:p text:style-name="P21"><text:s text:c="4"/>}</text:p>
      <text:p text:style-name="P21"><text:s text:c="4"/></text:p>
      <text:p text:style-name="P21"><text:s text:c="4"/>// Match </text:p>
      <text:p text:style-name="P21"><text:s text:c="4"/>int match_result;</text:p>
      <text:p text:style-name="P21"><text:s text:c="4"/>for (int i = 0; i &lt; text_length - 1; i++) // because of the last sentence is "Fin.", we can skip it</text:p>
      <text:p text:style-name="P21"><text:s text:c="4"/>{</text:p>
      <text:p text:style-name="P21"><text:s text:c="8"/>if (regexec(&amp;regexCompiled, text[i], maxGroups, groupArray, 0) == 0)</text:p>
      <text:p text:style-name="P21"><text:s text:c="8"/>{</text:p>
      <text:p text:style-name="P21"><text:s text:c="12"/>if (groupArray[2].rm_so == -1)</text:p>
      <text:p text:style-name="P21"><text:s text:c="20"/>break;</text:p>
      <text:p text:style-name="P21"><text:s text:c="12"/>if (groupArray[5].rm_so == -1)</text:p>
      <text:p text:style-name="P21"><text:s text:c="20"/>break;</text:p>
      <text:p text:style-name="P21"><text:s text:c="12"/>for (int k = groupArray[2].rm_so; k &lt; groupArray[2].rm_eo; k++)</text:p>
      <text:p text:style-name="P21"><text:s text:c="16"/>printf("%c",text[i][k]);</text:p>
      <text:p text:style-name="P21"><text:soft-page-break/><text:s text:c="12"/>printf(" - ");</text:p>
      <text:p text:style-name="P21"><text:s text:c="12"/>for (int k = groupArray[5].rm_so; k &lt; groupArray[5].rm_eo; k++)</text:p>
      <text:p text:style-name="P21"><text:s text:c="16"/>printf("%c",text[i][k]);</text:p>
      <text:p text:style-name="P21"><text:s text:c="12"/>printf("\n");</text:p>
      <text:p text:style-name="P21"><text:s text:c="8"/>}</text:p>
      <text:p text:style-name="P21"><text:s text:c="4"/>}</text:p>
      <text:p text:style-name="P21"><text:s text:c="4"/></text:p>
      <text:p text:style-name="P21"><text:s text:c="4"/>// Free memory</text:p>
      <text:p text:style-name="P21"><text:s text:c="4"/>for (int i = 0; i &lt; text_length; i++)</text:p>
      <text:p text:style-name="P21"><text:s text:c="4"/>{</text:p>
      <text:p text:style-name="P21"><text:s text:c="8"/>free (text[i]);</text:p>
      <text:p text:style-name="P21"><text:s text:c="4"/>}</text:p>
      <text:p text:style-name="P21"><text:s text:c="4"/>free (text);</text:p>
      <text:p text:style-name="P21"><text:s text:c="4"/>regfree(&amp;regexCompiled);</text:p>
      <text:p text:style-name="P21"><text:s text:c="4"/></text:p>
      <text:p text:style-name="P21"><text:s text:c="4"/>return 0;</text:p>
      <text:p text:style-name="P21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" fo:font-family="'Times New Roman'" style:font-family-generic="roman" style:font-pitch="variable" fo:font-size="14pt"/>
    </style:style>
    <style:style style:name="Bibliography_20_inproceedings" style:display-name="Bibliography inproceedings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article" style:display-name="Bibliography article" style:family="paragraph"/>
    <style:style style:name="Bibliography_20_book" style:display-name="Bibliography book" style:family="paragraph"/>
    <style:style style:name="Text_20_body" style:display-name="Text body" style:family="paragraph" style:class="text" style:master-page-name="">
      <style:paragraph-properties fo:margin-top="0in" fo:margin-bottom="0in" loext:contextual-spacing="false" fo:line-height="150%" fo:text-align="justify" style:justify-single-word="false" style:page-number="auto"/>
    </style:style>
    <style:style style:name="List" style:family="paragraph" style:class="list"/>
    <style:style style:name="Bibliography_20_techreport" style:display-name="Bibliography techreport" style:family="paragraph"/>
    <style:style style:name="Heading" style:family="paragraph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" fo:font-family="'Times New Roman'" style:font-family-generic="roman" style:font-pitch="variable" fo:font-size="14pt" fo:font-style="italic" fo:font-weight="bold"/>
    </style:style>
    <style:style style:name="Bibliography_20_unpublished" style:display-name="Bibliography unpublished" style:family="paragraph"/>
    <style:style style:name="Frame_20_contents" style:display-name="Frame contents" style:family="paragraph" style:class="extra"/>
    <style:style style:name="Bibliography_20_phdthesis" style:display-name="Bibliography phdthesis" style:family="paragraph"/>
    <style:style style:name="Index" style:family="paragraph" style:class="index">
      <style:paragraph-properties text:number-lines="false" text:line-number="0"/>
    </style:style>
    <style:style style:name="Bibliography_20_proceedings" style:display-name="Bibliography proceedings" style:family="paragraph"/>
    <style:style style:name="Bibliography_20_mastersthesis" style:display-name="Bibliography mastersthesis" style:family="paragraph"/>
    <style:style style:name="A1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" fo:font-size="12pt" fo:language="ru" fo:country="RU" style:letter-kerning="true" fo:hyphenate="false" fo:hyphenation-remain-char-count="2" fo:hyphenation-push-char-count="2"/>
    </style:style>
    <style:style style:name="Bibliography_20_misc" style:display-name="Bibliography misc" style:family="paragraph"/>
    <style:style style:name="Table_20_Contents" style:display-name="Table Contents" style:family="paragraph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text:number-lines="false" text:line-number="0"/>
      <style:text-properties fo:font-weight="bold"/>
    </style:style>
    <style:style style:name="Bibliography_20_journal" style:display-name="Bibliography journal" style:family="paragraph"/>
    <style:style style:name="Bibliography_20_manual" style:display-name="Bibliography manual" style:family="paragraph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1" style:display-name="Contents 1" style:family="paragraph" style:class="index">
      <style:paragraph-properties fo:margin-left="0in" fo:margin-right="0in" fo:text-indent="0in" style:auto-text-indent="false"/>
    </style:style>
    <style:style style:name="Times14_5f_РИО2" style:display-name="Times14_РИО2" style:family="paragraph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/>
    </style:style>
    <style:style style:name="Contents_20_2" style:display-name="Contents 2" style:family="paragraph" style:class="index">
      <style:paragraph-properties fo:margin-left="0.111in" fo:margin-right="0in" fo:text-indent="0in" style:auto-text-indent="false"/>
    </style:style>
    <style:style style:name="Обычный" style:family="paragraph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keep-together="auto" fo:text-indent="0in" style:auto-text-indent="false" fo:break-before="auto" fo:break-after="auto" fo:background-color="transparent" fo:padding="0in" fo:border="none" fo:keep-with-next="auto" style:writing-mode="lr-tb"/>
      <style:text-properties fo:color="#000000" style:text-outline="false" style:text-line-through-style="none" style:text-line-through-type="none" style:text-position="0% 100%" style:font-name="Times New Roman1" fo:font-family="'Times New Roman'" fo:font-size="12pt" fo:letter-spacing="normal" fo:font-style="normal" style:text-underline-style="none" fo:font-weight="normal" style:text-underline-mode="continuous" style:text-overline-mode="continuous" style:text-line-through-mode="continuous" fo:background-color="transparent" style:text-scale="100%"/>
    </style:style>
    <style:style style:name="Caption" style:family="paragraph" style:class="extra">
      <style:paragraph-properties fo:margin-top="0.0835in" fo:margin-bottom="0.0835in" loext:contextual-spacing="false" text:number-lines="false" text:line-number="0"/>
      <style:text-properties fo:font-size="12pt" fo:font-style="italic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" fo:font-family="'Times New Roman'" style:font-family-generic="roman" style:font-pitch="variable" fo:font-size="14pt" fo:font-weight="bold"/>
    </style:style>
    <style:style style:name="DocumentMap" style:family="paragraph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/>
    </style:style>
    <style:style style:name="Contents_20_9" style:display-name="Contents 9" style:family="paragraph" style:class="index">
      <style:paragraph-properties fo:margin-left="0.889in" fo:margin-right="0in" fo:text-indent="0in" style:auto-text-indent="false"/>
    </style:style>
    <style:style style:name="Contents_20_10" style:display-name="Contents 10" style:family="paragraph" style:class="index">
      <style:paragraph-properties fo:margin-left="1in" fo:margin-right="0in" fo:text-indent="0in" style:auto-text-indent="false"/>
    </style:style>
    <style:style style:name="Contents_20_7" style:display-name="Contents 7" style:family="paragraph" style:class="index">
      <style:paragraph-properties fo:margin-left="0.6665in" fo:margin-right="0in" fo:text-indent="0in" style:auto-text-indent="false"/>
    </style:style>
    <style:style style:name="Contents_20_8" style:display-name="Contents 8" style:family="paragraph" style:class="index">
      <style:paragraph-properties fo:margin-left="0.778in" fo:margin-right="0in" fo:text-indent="0in" style:auto-text-indent="false"/>
    </style:style>
    <style:style style:name="Contents_20_5" style:display-name="Contents 5" style:family="paragraph" style:class="index">
      <style:paragraph-properties fo:margin-left="0.4445in" fo:margin-right="0in" fo:text-indent="0in" style:auto-text-indent="false"/>
    </style:style>
    <style:style style:name="Contents_20_6" style:display-name="Contents 6" style:family="paragraph" style:class="index">
      <style:paragraph-properties fo:margin-left="0.5555in" fo:margin-right="0in" fo:text-indent="0in" style:auto-text-indent="false"/>
    </style:style>
    <style:style style:name="Contents_20_3" style:display-name="Contents 3" style:family="paragraph" style:class="index">
      <style:paragraph-properties fo:margin-left="0.222in" fo:margin-right="0in" fo:text-indent="0in" style:auto-text-indent="false"/>
    </style:style>
    <style:style style:name="Contents_20_4" style:display-name="Contents 4" style:family="paragraph" style:class="index">
      <style:paragraph-properties fo:margin-left="0.3335in" fo:margin-right="0in" fo:text-indent="0in" style:auto-text-indent="false"/>
    </style:style>
    <style:style style:name="Листинг" style:family="paragraph">
      <style:paragraph-properties fo:line-height="100%"/>
      <style:text-properties style:font-name="Courier New" fo:font-family="'Courier New'" style:font-family-generic="modern" style:font-pitch="fixed" fo:font-size="11pt"/>
    </style:style>
    <style:style style:name="Table" style:family="paragraph" style:class="extra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font-size="14pt" fo:font-style="normal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auto"/>
      <style:text-properties fo:text-transform="uppercase" style:font-name="Times New Roman" fo:font-family="'Times New Roman'" style:font-family-generic="roman" style:font-pitch="variable" fo:font-size="14pt" fo:font-style="normal" fo:font-weight="bold"/>
    </style:style>
    <style:style style:name="Table_20_Grid" style:display-name="Table Grid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/>
    </style:style>
    <style:style style:name="Footnote" style:family="paragraph" style:class="extra"/>
    <style:style style:name="Endnote" style:family="paragraph" style:class="extra"/>
    <style:style style:name="Bibliography_20_custom4" style:display-name="Bibliography custom4" style:family="paragraph"/>
    <style:style style:name="Bibliography_20_custom5" style:display-name="Bibliography custom5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Drawing" style:family="paragraph" style:class="extra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Bibliography_20_incollection" style:display-name="Bibliography incollection" style:family="paragraph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9" style:display-name="ListLabel 9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ook_20_Title" style:display-name="Book Title" style:family="text">
      <style:text-properties fo:font-variant="small-caps" fo:letter-spacing="0.0035in" fo:font-weight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8" style:display-name="ListLabel 8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/>
    </style:style>
    <style:style style:name="ListLabel_20_6" style:display-name="ListLabel 6" style:family="text"/>
    <style:style style:name="ListLabel_20_7" style:display-name="ListLabel 7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/>
    </style:style>
    <style:style style:name="ListLabel_20_2" style:display-name="ListLabel 2" style:family="text"/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style:num-format="1" text:start-value="1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1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in" fo:margin-right="0in" fo:line-height="150%" fo:text-align="end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1.1811in" fo:margin-right="0.5902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  <style:master-page style:name="First_20_Page" style:display-name="First Page" style:page-layout-name="Mpm2" style:next-style-name="Default"/>
    <style:master-page style:name="Default" style:page-layout-name="Mpm3">
      <style:footer>
        <text:p text:style-name="MP1"><text:page-number style:num-format="1" text:select-page="current">7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title/>
    <meta:initial-creator>Unknown</meta:initial-creator>
    <meta:editing-cycles>40</meta:editing-cycles>
    <dc:date>2020-02-18T00:11:00.717093434</dc:date>
    <meta:creation-date>2018-10-16T14:07:55.262000000</meta:creation-date>
    <meta:editing-duration>PT2M45S</meta:editing-duration>
    <meta:document-statistic meta:table-count="2" meta:image-count="0" meta:object-count="0" meta:page-count="7" meta:paragraph-count="158" meta:word-count="728" meta:character-count="5648" meta:non-whitespace-character-count="4329"/>
  </office:meta>
</office:document-meta>
</file>